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svg:stroke-width="0.1cm" svg:stroke-color="#00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width="0.1cm" svg:stroke-color="#ff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0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1cm" svg:stroke-color="#00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944794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ellipse draw:style-name="gr1" draw:text-style-name="P1" draw:id="id3" draw:layer="layout" svg:width="3.962cm" svg:height="1cm" svg:x="4.927cm" svg:y="17cm">
          <text:p text:style-name="P1">tok2</text:p>
        </draw:ellipse>
        <draw:ellipse draw:style-name="gr1" draw:text-style-name="P1" draw:id="id6" draw:layer="layout" svg:width="3.963cm" svg:height="1cm" svg:x="8.889cm" svg:y="17cm">
          <text:p text:style-name="P1">tok3</text:p>
        </draw:ellipse>
        <draw:ellipse draw:style-name="gr1" draw:text-style-name="P1" draw:id="id7" draw:layer="layout" svg:width="3.962cm" svg:height="1cm" svg:x="12.852cm" svg:y="17cm">
          <text:p text:style-name="P1">tok4</text:p>
        </draw:ellipse>
        <draw:ellipse draw:style-name="gr1" draw:text-style-name="P1" draw:id="id9" draw:layer="layout" svg:width="3.961cm" svg:height="1cm" svg:x="16.814cm" svg:y="17cm">
          <text:p text:style-name="P1">tok5</text:p>
        </draw:ellipse>
        <draw:ellipse draw:style-name="gr1" draw:text-style-name="P1" draw:layer="layout" svg:width="3.963cm" svg:height="1cm" svg:x="20.775cm" svg:y="17cm">
          <text:p text:style-name="P1">tok6</text:p>
        </draw:ellipse>
        <draw:ellipse draw:style-name="gr1" draw:text-style-name="P1" draw:id="id2" draw:layer="layout" svg:width="3.962cm" svg:height="1cm" svg:x="1cm" svg:y="17cm">
          <text:p text:style-name="P1">tok1</text:p>
        </draw:ellipse>
        <draw:ellipse draw:style-name="gr1" draw:text-style-name="P1" draw:id="id13" draw:layer="layout" svg:width="3.962cm" svg:height="1cm" svg:x="24.738cm" svg:y="17cm">
          <text:p text:style-name="P1">tok7</text:p>
        </draw:ellipse>
        <draw:ellipse draw:style-name="gr1" draw:text-style-name="P1" draw:id="id4" draw:layer="layout" svg:width="3.962cm" svg:height="1cm" svg:x="1.038cm" svg:y="7.5cm">
          <text:p text:style-name="P1">struct1</text:p>
        </draw:ellipse>
        <draw:ellipse draw:style-name="gr1" draw:text-style-name="P1" draw:id="id1" draw:layer="layout" svg:width="3.962cm" svg:height="1cm" svg:x="4.038cm" svg:y="11.5cm">
          <text:p text:style-name="P1">span1</text:p>
        </draw:ellipse>
        <draw:ellipse draw:style-name="gr1" draw:text-style-name="P1" draw:id="id5" draw:layer="layout" svg:width="3.962cm" svg:height="1cm" svg:x="10.538cm" svg:y="12cm">
          <text:p text:style-name="P1">span2</text:p>
        </draw:ellipse>
        <draw:ellipse draw:style-name="gr1" draw:text-style-name="P1" draw:id="id8" draw:layer="layout" svg:width="3.962cm" svg:height="1cm" svg:x="18.538cm" svg:y="12cm">
          <text:p text:style-name="P1">span3</text:p>
        </draw:ellipse>
        <draw:ellipse draw:style-name="gr1" draw:text-style-name="P1" draw:id="id11" draw:layer="layout" svg:width="3.962cm" svg:height="1cm" svg:x="7.5cm" svg:y="7.5cm">
          <text:p text:style-name="P1">struct2</text:p>
        </draw:ellipse>
        <draw:ellipse draw:style-name="gr1" draw:text-style-name="P1" draw:id="id12" draw:layer="layout" svg:width="3.962cm" svg:height="1cm" svg:x="21.038cm" svg:y="8.5cm">
          <text:p text:style-name="P1">struct3</text:p>
        </draw:ellipse>
        <draw:ellipse draw:style-name="gr1" draw:text-style-name="P1" draw:id="id10" draw:layer="layout" svg:width="3.962cm" svg:height="1cm" svg:x="12.538cm" svg:y="3cm">
          <text:p text:style-name="P1">struct4</text:p>
        </draw:ellipse>
        <draw:connector draw:style-name="gr2" draw:text-style-name="P2" draw:layer="layout" draw:type="line" svg:x1="6.019cm" svg:y1="12.5cm" svg:x2="2.981cm" svg:y2="17cm" draw:start-shape="id1" draw:start-glue-point="2" draw:end-shape="id2" draw:end-glue-point="0">
          <text:p/>
        </draw:connector>
        <draw:connector draw:style-name="gr2" draw:text-style-name="P2" draw:layer="layout" draw:type="line" svg:x1="6.019cm" svg:y1="12.5cm" svg:x2="6.908cm" svg:y2="17cm" draw:start-shape="id1" draw:start-glue-point="2" draw:end-shape="id3" draw:end-glue-point="0">
          <text:p/>
        </draw:connector>
        <draw:connector draw:style-name="gr3" draw:text-style-name="P2" draw:layer="layout" draw:type="line" svg:x1="3.019cm" svg:y1="8.5cm" svg:x2="2.981cm" svg:y2="17cm" draw:start-shape="id4" draw:start-glue-point="2" draw:end-shape="id2" draw:end-glue-point="0">
          <text:p/>
        </draw:connector>
        <draw:connector draw:style-name="gr2" draw:text-style-name="P2" draw:layer="layout" draw:type="line" svg:x1="12.519cm" svg:y1="13cm" svg:x2="10.87cm" svg:y2="17cm" draw:start-shape="id5" draw:start-glue-point="2" draw:end-shape="id6" draw:end-glue-point="0">
          <text:p/>
        </draw:connector>
        <draw:connector draw:style-name="gr2" draw:text-style-name="P2" draw:layer="layout" draw:type="line" svg:x1="12.519cm" svg:y1="13cm" svg:x2="14.833cm" svg:y2="17cm" draw:start-shape="id5" draw:start-glue-point="2" draw:end-shape="id7" draw:end-glue-point="0">
          <text:p/>
        </draw:connector>
        <draw:connector draw:style-name="gr2" draw:text-style-name="P2" draw:layer="layout" draw:type="line" svg:x1="12.519cm" svg:y1="13cm" svg:x2="6.908cm" svg:y2="17cm" draw:start-shape="id5" draw:start-glue-point="2" draw:end-shape="id3" draw:end-glue-point="0">
          <text:p/>
        </draw:connector>
        <draw:connector draw:style-name="gr2" draw:text-style-name="P2" draw:layer="layout" draw:type="line" svg:x1="20.519cm" svg:y1="13cm" svg:x2="18.794cm" svg:y2="17cm" draw:start-shape="id8" draw:start-glue-point="2" draw:end-shape="id9" draw:end-glue-point="0">
          <text:p/>
        </draw:connector>
        <draw:connector draw:style-name="gr3" draw:text-style-name="P2" draw:layer="layout" draw:type="line" svg:x1="14.519cm" svg:y1="4cm" svg:x2="9.481cm" svg:y2="7.5cm" draw:start-shape="id10" draw:start-glue-point="2" draw:end-shape="id11" draw:end-glue-point="0">
          <text:p/>
        </draw:connector>
        <draw:connector draw:style-name="gr3" draw:text-style-name="P2" draw:layer="layout" draw:type="line" svg:x1="14.519cm" svg:y1="4cm" svg:x2="23.019cm" svg:y2="8.5cm" draw:start-shape="id10" draw:start-glue-point="2" draw:end-shape="id12" draw:end-glue-point="0">
          <text:p/>
        </draw:connector>
        <draw:connector draw:style-name="gr3" draw:text-style-name="P2" draw:layer="layout" draw:type="line" svg:x1="9.481cm" svg:y1="8.5cm" svg:x2="6.019cm" svg:y2="11.5cm" draw:start-shape="id11" draw:start-glue-point="2" draw:end-shape="id1" draw:end-glue-point="0">
          <text:p/>
        </draw:connector>
        <draw:connector draw:style-name="gr3" draw:text-style-name="P2" draw:layer="layout" draw:type="line" svg:x1="9.481cm" svg:y1="8.5cm" svg:x2="12.519cm" svg:y2="12cm" draw:start-shape="id11" draw:start-glue-point="2" draw:end-shape="id5" draw:end-glue-point="0">
          <text:p/>
        </draw:connector>
        <draw:connector draw:style-name="gr3" draw:text-style-name="P2" draw:layer="layout" draw:type="line" svg:x1="23.019cm" svg:y1="9.5cm" svg:x2="20.519cm" svg:y2="12cm" draw:start-shape="id12" draw:start-glue-point="2" draw:end-shape="id8" draw:end-glue-point="0">
          <text:p/>
        </draw:connector>
        <draw:connector draw:style-name="gr3" draw:text-style-name="P2" draw:layer="layout" draw:type="line" svg:x1="23.019cm" svg:y1="9.5cm" svg:x2="26.719cm" svg:y2="17cm" draw:start-shape="id12" draw:start-glue-point="2" draw:end-shape="id13" draw:end-glue-point="0">
          <text:p/>
        </draw:connector>
        <draw:path draw:style-name="gr4" draw:text-style-name="P2" draw:layer="layout" svg:width="5.088cm" svg:height="13.426cm" svg:x="0.537cm" svg:y="6.17cm" svg:viewBox="0 0 5089 13427" svg:d="m1943 527c-467 347-1012 593-1406 1033-319 357-473 830-454 1282 18 437-6 898 206 1282 241 437 133 880 166 1323 31 411 0 827 0 1240 0 426 52 858 0 1281-52 419-34 817-124 1241-89 417-44 851-42 1281 2 471-303 873-289 1323 17 529 545 924 1034 1199 414 233 855 387 1322 413 457 25 907-114 1282-372 378-260 844-596 827-1116-14-413-2-828 0-1240 2-513-198-993-290-1488-84-453-393-815-537-1241-153-452-408-837-579-1281-163-423-159-864-82-1282 77-419-89-864 165-1240 287-425 552-870 909-1240 348-360 984-563 1034-1116 45-502-307-927-620-1282-327-371-882-493-1364-496-465-3-983-171-1323 289 0 0 0 0-414 372 0 0 0 0-41 166">
          <text:p/>
        </draw:path>
        <draw:path draw:style-name="gr5" draw:text-style-name="P2" draw:layer="layout" svg:width="24.467cm" svg:height="16.59cm" svg:x="3.933cm" svg:y="2.054cm" svg:viewBox="0 0 24468 16591" svg:d="m9337 468c-456 135-906 295-1323 537-459 267-827 643-1281 909-445 260-848 578-1241 910-432 365-825 795-1116 1282-249 417-531 796-744 1240-240 499-711 822-1075 1240-361 414-598 906-1033 1240-397 305-630 754-869 1199-203 379-804 688-620 1240 167 498 642 789 1117 827 450 36 844 299 1322 248 424-45 851 29 1282 42 418 13 821 41 1240 41 469 1 936 95 1406 124 412 26 827 22 1240 0 444-24 878 63 1323 41 412-20 826 0 1240 0 441 0 882 0 1323 0 426 0 854 0 1282 0 413 0 827 0 1240 0 426 0 854 0 1282 0 439 0 882 6 1322 0 458-7 903 109 1365 166 475 59 924 160 1323 454 492 363 761 856 1157 1282 344 371 674 784 827 1282 126 410-114 883 207 1240 328 364 823 572 1323 579 441 6 975-8 1199-579 167-425 408-814 413-1282 6-482-114-951-372-1323-305-439-421-945-538-1447-100-429-231-848-289-1281-64-476-260-900-455-1323-192-418-414-811-578-1240-164-428-362-840-455-1282-124-590-625-799-951-1240-340-460-900-705-1364-1034-426-303-810-661-1241-951-511-344-995-688-1488-1074-455-356-939-530-1405-786-449-246-945-366-1365-661-384-270-798-489-1281-620-466-126-883-433-1365-455-418-19-893-62-1240 248 0 0 0 0-413 248 0 0 0 0-372 41 0 0 0 0 41-82z">
          <text:p/>
        </draw:path>
        <draw:path draw:style-name="gr6" draw:text-style-name="P2" draw:layer="layout" svg:width="4.206cm" svg:height="2.132cm" svg:x="20.527cm" svg:y="16.437cm" svg:viewBox="0 0 4207 2133" svg:d="m1466 99c-485 33-979 203-1323 538-383 374 77 940 496 1074 411 132 825 207 1240 331 412 123 859 106 1282 42 396-60 831-202 992-745 134-455 29-942-455-1033-414-78-800-379-1240-290 0 0 0 0-413 83 0 0 0 0-414 41 0 0 0 0-206 0 0 0 0 0 41-41z">
          <text:p/>
        </draw:path>
        <draw:path draw:style-name="gr7" draw:text-style-name="P2" draw:layer="layout" svg:width="8.113cm" svg:height="9.086cm" svg:x="1.193cm" svg:y="10.529cm" svg:viewBox="0 0 8114 9087" svg:d="m4718 95c-465-6-861 211-1281 372-456 175-879 454-1240 786-394 362-861 716-1034 1240-163 495-550 824-703 1323-124 407-291 804-331 1240-38 417-9 828-82 1241-77 441-125 1010 372 1281 443 242 796 612 1323 744 488 122 923 406 1364 662 410 238 879-20 1323 41 483 67 904-248 1240-537 368-316 794-499 1240-620 563-153 703-663 1034-1034 306-344 102-855 124-1282 21-426-4-856 0-1281 3-417-93-821-165-1240-93-541-580-759-662-1282-78-496-498-828-744-1240-254-425-783-556-1240-496 0 0 0 0-414 41 0 0 0 0 0 0 0 0 0 0-124 41z">
          <text:p/>
        </draw:path>
        <draw:path draw:style-name="gr8" draw:text-style-name="P2" draw:layer="layout" svg:width="11.844cm" svg:height="7.014cm" svg:x="4.795cm" svg:y="11.451cm" svg:viewBox="0 0 11845 7015" svg:d="m7814 0c-472 206-807 604-1241 868-399 243-796 448-1240 620-557 217-849 643-1199 1034-371 415-779 759-1240 1034-461 276-835 618-1323 868-470 241-915 535-1323 868-372 304-333 1006 166 1281 400 220 851 205 1281 207 426 2 855 0 1282 0 454 0 910 0 1364 0 413 0 826 0 1240 0 413 0 828 38 1240 0 516-48 988 171 1489 207 411 30 829 44 1240 0 430-46 853-143 1282-83 582 82 888-425 950-827 68-440 171-928-248-1323-347-327-316-880-454-1322-132-420-273-828-455-1241-217-493-542-911-910-1281-343-344-693-848-1240-827 0 0 0 0-413-41 0 0 0 0-166 0 0 0 0 0-82-42z">
          <text:p/>
        </draw:path>
        <draw:path draw:style-name="gr9" draw:text-style-name="P2" draw:layer="layout" svg:width="5.603cm" svg:height="7.879cm" svg:x="16.973cm" svg:y="11.061cm" svg:viewBox="0 0 5604 7880" svg:d="m3366 514c-433 95-856 241-1240 455-440 245-983 464-1157 992-148 450-275 905-414 1364-139 461-384 863-496 1323-102 418-41 854-41 1282 0 413-46 832 41 1240 107 500 655 758 1116 703 413-50 829-7 1241-41 496-40 903-418 1157-827 252-406 301-896 496-1323 192-420 250-878 455-1282 213-420 595-776 661-1240 68-476 294-822 290-1282-3-427 293-933 0-1281-346-411-939-452-1447-579-460-115-842 335-1282 455 0 0 0 0-206 20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19T13:38:17</meta:creation-date>
    <dc:date>2009-03-21T17:08:17</dc:date>
    <meta:print-date>2009-03-21T15:53:05</meta:print-date>
    <dc:language>de-DE</dc:language>
    <meta:editing-cycles>7</meta:editing-cycles>
    <meta:editing-duration>PT3H27M51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